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0" style:family="table">
      <style:table-properties style:width="9.151cm" table:align="margins" fo:background-color="transparent">
        <style:background-image/>
      </style:table-properties>
    </style:style>
    <style:style style:name="Tableau10.A" style:family="table-column">
      <style:table-column-properties style:column-width="4.576cm" style:rel-column-width="32767*"/>
    </style:style>
    <style:style style:name="Tableau10.B" style:family="table-column">
      <style:table-column-properties style:column-width="4.576cm" style:rel-column-width="32768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style:vertical-align="middle" fo:padding="0.049cm" fo:border-left="1pt solid #808080" fo:border-right="none" fo:border-top="none" fo:border-bottom="none"/>
    </style:style>
    <style:style style:name="Tableau10.B3" style:family="table-cell">
      <style:table-cell-properties style:vertical-align="" fo:padding="0.049cm" fo:border-left="1pt solid #80808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5" style:family="table">
      <style:table-properties style:width="9.146cm" table:align="left" fo:background-color="transparent">
        <style:background-image/>
      </style:table-properties>
    </style:style>
    <style:style style:name="Tableau15.A" style:family="table-column">
      <style:table-column-properties style:column-width="2.508cm"/>
    </style:style>
    <style:style style:name="Tableau15.B" style:family="table-column">
      <style:table-column-properties style:column-width="1.436cm"/>
    </style:style>
    <style:style style:name="Tableau15.C" style:family="table-column">
      <style:table-column-properties style:column-width="1.734cm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5.B1" style:family="table-cell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E1" style:family="table-cell">
      <style:table-cell-properties style:vertical-align="middle" fo:background-color="#d7e12c" fo:padding="0.097cm" fo:border="0.5pt solid #000000">
        <style:background-image/>
      </style:table-cell-properties>
    </style:style>
    <style:style style:name="Tableau1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A3" style:family="table-cell">
      <style:table-cell-properties style:vertical-align="middle" fo:background-color="#d7e12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5" style:family="table-row">
      <style:table-row-properties style:min-row-height="0.995cm" fo:background-color="transparent">
        <style:background-image/>
      </style:table-row-properties>
    </style:style>
    <style:style style:name="Tableau1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927cm" fo:margin-left="2.046cm" fo:margin-right="2.178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6.A" style:family="table-column">
      <style:table-column-properties style:column-width="0.079cm" style:rel-column-width="1067*"/>
    </style:style>
    <style:style style:name="Tableau6.B" style:family="table-column">
      <style:table-column-properties style:column-width="0.801cm" style:rel-column-width="10644*"/>
    </style:style>
    <style:style style:name="Tableau6.D" style:family="table-column">
      <style:table-column-properties style:column-width="0.794cm" style:rel-column-width="10565*"/>
    </style:style>
    <style:style style:name="Tableau6.E" style:family="table-column">
      <style:table-column-properties style:column-width="0.4cm" style:rel-column-width="5317*"/>
    </style:style>
    <style:style style:name="Tableau6.F" style:family="table-column">
      <style:table-column-properties style:column-width="0.4cm" style:rel-column-width="5327*"/>
    </style:style>
    <style:style style:name="Tableau6.I" style:family="table-column">
      <style:table-column-properties style:column-width="0.056cm" style:rel-column-width="762*"/>
    </style:style>
    <style:style style:name="Tableau6.1" style:family="table-row">
      <style:table-row-properties style:min-row-height="0.011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6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7" style:family="table">
      <style:table-properties style:width="4.967cm" fo:margin-left="2.101cm" fo:margin-right="2.083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7.A" style:family="table-column">
      <style:table-column-properties style:column-width="0.069cm" style:rel-column-width="906*"/>
    </style:style>
    <style:style style:name="Tableau7.B" style:family="table-column">
      <style:table-column-properties style:column-width="0.804cm" style:rel-column-width="10607*"/>
    </style:style>
    <style:style style:name="Tableau7.E" style:family="table-column">
      <style:table-column-properties style:column-width="0.407cm" style:rel-column-width="5377*"/>
    </style:style>
    <style:style style:name="Tableau7.F" style:family="table-column">
      <style:table-column-properties style:column-width="0.402cm" style:rel-column-width="5308*"/>
    </style:style>
    <style:style style:name="Tableau7.H" style:family="table-column">
      <style:table-column-properties style:column-width="0.81cm" style:rel-column-width="10676*"/>
    </style:style>
    <style:style style:name="Tableau7.I" style:family="table-column">
      <style:table-column-properties style:column-width="0.064cm" style:rel-column-width="840*"/>
    </style:style>
    <style:style style:name="Tableau7.1" style:family="table-row">
      <style:table-row-properties style:min-row-height="0.499cm" fo:background-color="transparent" fo:keep-together="auto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7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8" style:family="table" style:master-page-name="">
      <style:table-properties style:width="6.133cm" fo:margin-left="2.046cm" fo:margin-right="0.972cm" fo:margin-top="0.101cm" fo:margin-bottom="0cm" style:page-number="auto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8.A" style:family="table-column">
      <style:table-column-properties style:column-width="0.09cm" style:rel-column-width="967*"/>
    </style:style>
    <style:style style:name="Tableau8.B" style:family="table-column">
      <style:table-column-properties style:column-width="0.903cm" style:rel-column-width="9648*"/>
    </style:style>
    <style:style style:name="Tableau8.C" style:family="table-column">
      <style:table-column-properties style:column-width="0.908cm" style:rel-column-width="9711*"/>
    </style:style>
    <style:style style:name="Tableau8.E" style:family="table-column">
      <style:table-column-properties style:column-width="0.452cm" style:rel-column-width="4828*"/>
    </style:style>
    <style:style style:name="Tableau8.F" style:family="table-column">
      <style:table-column-properties style:column-width="0.457cm" style:rel-column-width="4891*"/>
    </style:style>
    <style:style style:name="Tableau8.I" style:family="table-column">
      <style:table-column-properties style:column-width="0.612cm" style:rel-column-width="6546*"/>
    </style:style>
    <style:style style:name="Tableau8.1" style:family="table-row">
      <style:table-row-properties style:min-row-height="0.499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8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8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9" style:family="table" style:master-page-name="">
      <style:table-properties style:width="7.273cm" fo:margin-left="1.108cm" fo:margin-right="0.771cm" fo:margin-top="0.199cm" fo:margin-bottom="0cm" style:page-number="auto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9.A" style:family="table-column">
      <style:table-column-properties style:column-width="0.855cm" style:rel-column-width="485*"/>
    </style:style>
    <style:style style:name="Tableau9.B" style:family="table-column">
      <style:table-column-properties style:column-width="0.935cm" style:rel-column-width="530*"/>
    </style:style>
    <style:style style:name="Tableau9.C" style:family="table-column">
      <style:table-column-properties style:column-width="0.951cm" style:rel-column-width="539*"/>
    </style:style>
    <style:style style:name="Tableau9.D" style:family="table-column">
      <style:table-column-properties style:column-width="0.949cm" style:rel-column-width="538*"/>
    </style:style>
    <style:style style:name="Tableau9.E" style:family="table-column">
      <style:table-column-properties style:column-width="0.476cm" style:rel-column-width="270*"/>
    </style:style>
    <style:style style:name="Tableau9.F" style:family="table-column">
      <style:table-column-properties style:column-width="0.474cm" style:rel-column-width="269*"/>
    </style:style>
    <style:style style:name="Tableau9.G" style:family="table-column">
      <style:table-column-properties style:column-width="0.937cm" style:rel-column-width="531*"/>
    </style:style>
    <style:style style:name="Tableau9.I" style:family="table-column">
      <style:table-column-properties style:column-width="0.746cm" style:rel-column-width="423*"/>
    </style:style>
    <style:style style:name="Tableau9.1" style:family="table-row">
      <style:table-row-properties style:min-row-height="0.499cm" fo:background-color="transparent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_5f_Correction">
      <style:paragraph-properties fo:text-align="center" style:justify-single-word="false"/>
      <style:text-properties officeooo:paragraph-rsid="00cbbd79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Tableau_5f_Centré_5f_Gras">
      <style:text-properties fo:font-weight="normal" style:font-weight-asian="normal" style:font-weight-complex="normal"/>
    </style:style>
    <style:style style:name="P15" style:family="paragraph" style:parent-style-name="Standard">
      <style:text-properties officeooo:paragraph-rsid="00cc491d"/>
    </style:style>
    <style:style style:name="P16" style:family="paragraph" style:parent-style-name="_5f_Paragraphe_5f_Correction">
      <style:text-properties officeooo:paragraph-rsid="00cc491d"/>
    </style:style>
    <style:style style:name="P17" style:family="paragraph" style:parent-style-name="_5f_Paragraphe_5f_Réponse_5f_Elève">
      <style:text-properties officeooo:paragraph-rsid="00cc491d"/>
    </style:style>
    <style:style style:name="P18" style:family="paragraph" style:parent-style-name="_5f_Paragraphe_5f_Réponse_5f_Pointillés_5f_Grisés">
      <style:text-properties officeooo:paragraph-rsid="00cc491d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5ac9e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9" style:family="paragraph" style:parent-style-name="_5f_Paragraphe_5f_Correction">
      <style:text-properties officeooo:paragraph-rsid="00cd00bb"/>
    </style:style>
    <style:style style:name="P50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51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_5f_Tableau_5f_Centré" style:list-style-name="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_5f_Tableau_5f_Centré_5f_Gras" style:list-style-name="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_5f_Titre_5f_Exercices_5f_avec_5f_Titre" style:list-style-name="_5f_Numérotation_20_des_20_exercices"/>
    <style:style style:name="P55" style:family="paragraph" style:parent-style-name="_5f_Titre_5f_Exercices_5f_sans_5f_Titre" style:list-style-name="_5f_Numérotation_20_des_20_exercices"/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8" style:family="paragraph">
      <loext:graphic-properties draw:fill="solid" draw:fill-color="#f99e06"/>
    </style:style>
    <style:style style:name="P59" style:family="paragraph">
      <loext:graphic-properties draw:fill="solid" draw:fill-color="#d62e4e"/>
    </style:style>
    <style:style style:name="P60" style:family="paragraph">
      <loext:graphic-properties draw:fill="solid" draw:fill-color="#7fb241"/>
    </style:style>
    <style:style style:name="P61" style:family="paragraph">
      <loext:graphic-properties draw:fill="solid" draw:fill-color="#9d0f89"/>
    </style:style>
    <style:style style:name="P62" style:family="paragraph">
      <loext:graphic-properties draw:fill="solid" draw:fill-color="#1ca2b8"/>
    </style:style>
    <style:style style:name="P63" style:family="paragraph">
      <loext:graphic-properties draw:fill="solid" draw:fill-color="#d7e12c"/>
    </style:style>
    <style:style style:name="P6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c86d7f"/>
    </style:style>
    <style:style style:name="T11" style:family="text">
      <style:text-properties officeooo:rsid="00f07f9a"/>
    </style:style>
    <style:style style:name="T12" style:family="text">
      <style:text-properties officeooo:rsid="00bbb1f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officeooo:rsid="00e08e90"/>
    </style:style>
    <style:style style:name="T15" style:family="text">
      <style:text-properties style:use-window-font-color="true" loext:opacity="0%" officeooo:rsid="00f23e2c"/>
    </style:style>
    <style:style style:name="T16" style:family="text">
      <style:text-properties style:use-window-font-color="true" loext:opacity="0%" officeooo:rsid="00c7736a"/>
    </style:style>
    <style:style style:name="T17" style:family="text">
      <style:text-properties style:use-window-font-color="true" loext:opacity="0%" style:text-line-through-style="none" style:text-line-through-type="none"/>
    </style:style>
    <style:style style:name="T18" style:family="text">
      <style:text-properties style:use-window-font-color="true" loext:opacity="0%" style:text-line-through-style="none" style:text-line-through-type="none" officeooo:rsid="00e32342"/>
    </style:style>
    <style:style style:name="T19" style:family="text">
      <style:text-properties style:use-window-font-color="true" loext:opacity="0%" style:text-line-through-style="none" style:text-line-through-type="none" officeooo:rsid="00f23e2c"/>
    </style:style>
    <style:style style:name="T20" style:family="text">
      <style:text-properties style:use-window-font-color="true" loext:opacity="0%" officeooo:rsid="00c86872"/>
    </style:style>
    <style:style style:name="T21" style:family="text">
      <style:text-properties style:use-window-font-color="true" loext:opacity="0%" officeooo:rsid="00e1bda8"/>
    </style:style>
    <style:style style:name="T22" style:family="text">
      <style:text-properties style:use-window-font-color="true" loext:opacity="0%" officeooo:rsid="00c93dec"/>
    </style:style>
    <style:style style:name="T23" style:family="text">
      <style:text-properties style:use-window-font-color="true" loext:opacity="0%" style:font-name="Bitstream Vera Sans1" officeooo:rsid="00cb0179" style:font-name-asian="OpenSymbol3" style:font-name-complex="OpenSymbol3"/>
    </style:style>
    <style:style style:name="T24" style:family="text">
      <style:text-properties style:use-window-font-color="true" loext:opacity="0%" style:font-name="Bitstream Vera Sans1" officeooo:rsid="00f23e2c" style:font-name-asian="OpenSymbol3" style:font-name-complex="OpenSymbol3"/>
    </style:style>
    <style:style style:name="T25" style:family="text">
      <style:text-properties style:use-window-font-color="true" loext:opacity="0%" style:font-name="Bitstream Vera Sans6" officeooo:rsid="00cb0179" style:font-name-asian="Bitstream Vera Sans2" style:font-name-complex="Bitstream Vera Sans2"/>
    </style:style>
    <style:style style:name="T26" style:family="text">
      <style:text-properties style:use-window-font-color="true" loext:opacity="0%" officeooo:rsid="00b8ffd6" fo:background-color="#ffff00" loext:char-shading-value="0"/>
    </style:style>
    <style:style style:name="T27" style:family="text">
      <style:text-properties style:use-window-font-color="true" loext:opacity="0%" officeooo:rsid="00f5a1bf" fo:background-color="#ffff00" loext:char-shading-value="0"/>
    </style:style>
    <style:style style:name="T28" style:family="text">
      <style:text-properties style:use-window-font-color="true" loext:opacity="0%" officeooo:rsid="00f23e2c" fo:background-color="#ffff00" loext:char-shading-value="0"/>
    </style:style>
    <style:style style:name="T29" style:family="text">
      <style:text-properties style:use-window-font-color="true" loext:opacity="0%" officeooo:rsid="00e32342"/>
    </style:style>
    <style:style style:name="T30" style:family="text">
      <style:text-properties officeooo:rsid="00cfb3d0"/>
    </style:style>
    <style:style style:name="T31" style:family="text">
      <style:text-properties officeooo:rsid="00f5a1bf"/>
    </style:style>
    <style:style style:name="T32" style:family="text">
      <style:text-properties officeooo:rsid="00ee9e9c"/>
    </style:style>
    <style:style style:name="T33" style:family="text">
      <style:text-properties officeooo:rsid="00cf8f85"/>
    </style:style>
    <style:style style:name="T34" style:family="text">
      <style:text-properties style:font-name="OpenSymbol3" officeooo:rsid="00cfb3d0" style:font-name-asian="Bitstream Vera Sans2" style:font-name-complex="Bitstream Vera Sans2"/>
    </style:style>
    <style:style style:name="T35" style:family="text">
      <style:text-properties style:font-name="OpenSymbol3" officeooo:rsid="00f5a1bf" style:font-name-asian="Bitstream Vera Sans2" style:font-name-complex="Bitstream Vera Sans2"/>
    </style:style>
    <style:style style:name="T36" style:family="text">
      <style:text-properties style:font-name="OpenSymbol3" officeooo:rsid="00cfb3d0" style:font-name-asian="OpenSymbol3" style:font-name-complex="OpenSymbol3"/>
    </style:style>
    <style:style style:name="T37" style:family="text">
      <style:text-properties style:font-name="OpenSymbol3" officeooo:rsid="00f5a1bf" style:font-name-asian="OpenSymbol3" style:font-name-complex="OpenSymbol3"/>
    </style:style>
    <style:style style:name="T38" style:family="text">
      <style:text-properties officeooo:rsid="00b8ffd6"/>
    </style:style>
    <style:style style:name="T39" style:family="text">
      <style:text-properties officeooo:rsid="00cbbd79"/>
    </style:style>
    <style:style style:name="T4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0" text:outline-level="1"><text:span text:style-name="_5f_Caractères">Dans une division euclidienne, le diviseur est 8 et le quotient 13. Quels sont les restes possibles ?</text:span></text:h>
        </text:list-item>
      </text:list>
      <text:h text:style-name="P49" text:outline-level="1"><text:span text:style-name="_5f_Caractères"><text:span text:style-name="T38">Puisque le diviseur est 8 les restes possibles </text:span></text:span><text:span text:style-name="_5f_Caractères">sont tous les nombres entiers inférieurs à 8</text:span><text:span text:style-name="_5f_Caractères"><text:span text:style-name="T38"> :</text:span></text:span></text:h>
      <text:h text:style-name="P16" text:outline-level="1"><text:span text:style-name="_5f_Caractères"><text:span text:style-name="T38">0 ; 1 ; 2 ; 3 ; 4 ; 5 ; 6 et 7</text:span></text:span></text:h>
      <text:p text:style-name="P18"><text:span text:style-name="_5f_Caractères"/></text:p>
      <text:list text:continue-numbering="true" text:style-name="_5f_Numérotation_20_des_20_exercices">
        <text:list-item>
          <text:h text:style-name="P55" text:outline-level="1"><text:span text:style-name="_5f_Caractères">Pour chacune de ces divisions, qui sont correctes, complète les égalités suivantes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able:table table:name="Tableau11" table:style-name="Tableau11">
              <table:table-column table:style-name="Tableau11.A"/>
              <table:table-column table:style-name="Tableau11.B" table:number-columns-repeated="4"/>
              <table:table-column table:style-name="Tableau11.F"/>
              <table:table-column table:style-name="Tableau11.G"/>
              <table:table-row>
                <table:table-cell table:style-name="Tableau11.A1" office:value-type="string">
                  <text:h text:style-name="_5f_Tableau_5f_Centré_5f_Gras" text:outline-level="1"><text:span text:style-name="_5f_Caractères">a.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1.E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>7</text:span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1.E4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E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1" office:value-type="string">
            <table:table table:name="Tableau12" table:style-name="Tableau12">
              <table:table-column table:style-name="Tableau12.A"/>
              <table:table-column table:style-name="Tableau12.B" table:number-columns-repeated="2"/>
              <table:table-column table:style-name="Tableau12.D"/>
              <table:table-column table:style-name="Tableau12.B"/>
              <table:table-column table:style-name="Tableau12.F"/>
              <table:table-column table:style-name="Tableau12.G"/>
              <table:table-row>
                <table:table-cell table:style-name="Tableau12.A1" office:value-type="string">
                  <text:h text:style-name="_5f_Tableau_5f_Centré_5f_Gras" text:outline-level="1"><text:span text:style-name="_5f_Caractères">c.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F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G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F2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P17"><text:span text:style-name="_5f_Caractères">125 = 7 × </text:span><text:span text:style-name="_5f_Caractères"><text:span text:style-name="T11"> </text:span></text:span><text:span text:style-name="_5f_Caractères_5f_correction"><text:span text:style-name="T12">17</text:span></text:span><text:span text:style-name="_5f_Caractères"><text:span text:style-name="T11"> </text:span></text:span><text:span text:style-name="_5f_Caractères">+</text:span><text:span text:style-name="_5f_Caractères"><text:span text:style-name="T11"> </text:span></text:span><text:span text:style-name="_5f_Caractères_5f_correction"><text:span text:style-name="T12">6</text:span></text:span></text:p>
          </table:table-cell>
          <table:table-cell table:style-name="Tableau10.B1" office:value-type="string">
            <text:p text:style-name="P17"><text:span text:style-name="_5f_Caractères">312 =</text:span><text:span text:style-name="_5f_Caractères_5f_correction"><text:span text:style-name="T12">25</text:span></text:span><text:span text:style-name="_5f_Caractères"><text:span text:style-name="T11"> </text:span></text:span><text:span text:style-name="_5f_Caractères">×</text:span><text:span text:style-name="_5f_Caractères"><text:span text:style-name="T11"> </text:span></text:span><text:span text:style-name="_5f_Caractères_5f_correction"><text:span text:style-name="T12">12</text:span></text:span><text:span text:style-name="_5f_Caractères"><text:span text:style-name="T11"> </text:span></text:span><text:span text:style-name="_5f_Caractères">+ 12</text:span></text:p>
          </table:table-cell>
        </table:table-row>
        <table:table-row>
          <table:table-cell table:style-name="Tableau10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C"/>
              <table:table-column table:style-name="Tableau13.D"/>
              <table:table-column table:style-name="Tableau13.G"/>
              <table:table-row>
                <table:table-cell table:style-name="Tableau13.A1" office:value-type="string">
                  <text:h text:style-name="_5f_Tableau_5f_Centré_5f_Gras" text:outline-level="1"><text:span text:style-name="_5f_Caractères">b.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4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0</text:span></text:span></text:h>
                </table:table-cell>
                <table:table-cell table:style-name="Tableau13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3.G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</table:table-row>
              <table:table-row table:style-name="Tableau13.2"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F2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3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8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3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C"/>
              <table:table-column table:style-name="Tableau14.D"/>
              <table:table-column table:style-name="Tableau14.G"/>
              <table:table-row>
                <table:table-cell table:style-name="Tableau14.A1" office:value-type="string">
                  <text:h text:style-name="_5f_Tableau_5f_Centré_5f_Gras" text:outline-level="1"><text:span text:style-name="_5f_Caractères">d.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4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G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P17"><text:span text:style-name="_5f_Caractères_5f_correction"><text:span text:style-name="T12">470</text:span></text:span><text:span text:style-name="_5f_Caractères"><text:span text:style-name="T11"> </text:span></text:span><text:span text:style-name="_5f_Caractères">=</text:span><text:span text:style-name="_5f_Caractères"><text:span text:style-name="T11"> </text:span></text:span><text:span text:style-name="_5f_Caractères_5f_correction"><text:span text:style-name="T12">42</text:span></text:span><text:span text:style-name="_5f_Caractères"><text:span text:style-name="T11"> </text:span></text:span><text:span text:style-name="_5f_Caractères">×</text:span><text:span text:style-name="_5f_Caractères"><text:span text:style-name="T11"> </text:span></text:span><text:span text:style-name="_5f_Caractères">11</text:span><text:span text:style-name="_5f_Caractères"><text:span text:style-name="T11"> </text:span></text:span><text:span text:style-name="_5f_Caractères">+</text:span><text:span text:style-name="_5f_Caractères"><text:span text:style-name="T11"> </text:span></text:span><text:span text:style-name="_5f_Caractères_5f_correction"><text:span text:style-name="T12">8</text:span></text:span></text:p>
          </table:table-cell>
          <table:table-cell table:style-name="Tableau10.B1" office:value-type="string">
            <text:p text:style-name="P17"><text:span text:style-name="_5f_Caractères">117</text:span><text:span text:style-name="_5f_Caractères"><text:span text:style-name="T11"> </text:span></text:span><text:span text:style-name="_5f_Caractères">=</text:span><text:span text:style-name="_5f_Caractères"><text:span text:style-name="T11"> </text:span></text:span><text:span text:style-name="_5f_Caractères_5f_correction"><text:span text:style-name="T12">9</text:span></text:span><text:span text:style-name="_5f_Caractères"><text:span text:style-name="T11"> </text:span></text:span><text:span text:style-name="_5f_Caractères">×</text:span><text:span text:style-name="_5f_Caractères"><text:span text:style-name="T11"> </text:span></text:span><text:span text:style-name="_5f_Caractères_5f_correction"><text:span text:style-name="T12">13</text:span></text:span><text:span text:style-name="_5f_Caractères"><text:span text:style-name="T11"> </text:span></text:span><text:span text:style-name="_5f_Caractères">+</text:span><text:span text:style-name="_5f_Caractères"><text:span text:style-name="T11"> </text:span></text:span><text:span text:style-name="_5f_Caractères_5f_correction"><text:span text:style-name="T12">0</text:span></text:span></text:p>
          </table:table-cell>
        </table:table-row>
      </table:table>
      <text:list text:continue-numbering="true" text:style-name="_5f_Numérotation_20_des_20_exercices">
        <text:list-item>
          <text:h text:style-name="P55" text:outline-level="1"><text:span text:style-name="_5f_Caractères">Complète les colonnes sans poser les divisions.</text:span>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3"/>
        <table:table-header-rows>
          <table:table-row table:style-name="Tableau15.1">
            <table:table-cell table:style-name="Tableau15.A1" office:value-type="string">
              <text:h text:style-name="_5f_Tableau_5f_Centré_5f_Gras" text:outline-level="1"><text:span text:style-name="_5f_Caractères"/></text:h>
            </table:table-cell>
            <table:table-cell table:style-name="Tableau15.B1" office:value-type="string">
              <text:h text:style-name="_5f_Tableau_5f_Centré_5f_Gras" text:outline-level="1"><text:span text:style-name="_5f_Caractères">Cas 1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2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3</text:span></text:h>
            </table:table-cell>
            <table:table-cell table:style-name="Tableau15.E1" office:value-type="string">
              <text:h text:style-name="_5f_Tableau_5f_Centré_5f_Gras" text:outline-level="1"><text:span text:style-name="_5f_Caractères">Cas 4</text:span></text:h>
            </table:table-cell>
          </table:table-row>
        </table:table-header-rows>
        <table:table-row table:style-name="Tableau15.1">
          <table:table-cell table:style-name="Tableau15.E1" office:value-type="string">
            <text:h text:style-name="_5f_Tableau_5f_Centré_5f_Gras" text:outline-level="1"><text:span text:style-name="_5f_Caractères">Dividende </text:span></text:h>
          </table:table-cell>
          <table:table-cell table:style-name="Tableau15.B2" office:value-type="string">
            <text:h text:style-name="P2" text:outline-level="1"><text:span text:style-name="_5f_Caractères"><text:span text:style-name="T39">457</text:span></text:span></text:h>
          </table:table-cell>
          <table:table-cell table:style-name="Tableau15.C2" office:value-type="string">
            <text:h text:style-name="P2" text:outline-level="1"><text:span text:style-name="_5f_Caractères"><text:span text:style-name="T39">1 011</text:span></text:span></text:h>
          </table:table-cell>
          <table:table-cell table:style-name="Tableau15.D2" office:value-type="string">
            <text:h text:style-name="_5f_Tableau_5f_Centré" text:outline-level="1"><text:span text:style-name="_5f_Caractères">456</text:span></text:h>
          </table:table-cell>
          <table:table-cell table:style-name="Tableau15.E2" office:value-type="string">
            <text:h text:style-name="_5f_Tableau_5f_Centré" text:outline-level="1"><text:span text:style-name="_5f_Caractères">907</text:span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Diviseur</text:span></text:h>
          </table:table-cell>
          <table:table-cell table:style-name="Tableau15.B3" office:value-type="string">
            <text:h text:style-name="_5f_Tableau_5f_Centré" text:outline-level="1"><text:span text:style-name="_5f_Caractères">15</text:span></text:h>
          </table:table-cell>
          <table:table-cell table:style-name="Tableau15.C3" office:value-type="string">
            <text:h text:style-name="_5f_Tableau_5f_Centré" text:outline-level="1"><text:span text:style-name="_5f_Caractères">40</text:span></text:h>
          </table:table-cell>
          <table:table-cell table:style-name="Tableau15.D3" office:value-type="string">
            <text:h text:style-name="_5f_Tableau_5f_Centré" text:outline-level="1"><text:span text:style-name="_5f_Caractères">45</text:span></text:h>
          </table:table-cell>
          <table:table-cell table:style-name="Tableau15.E3" office:value-type="string">
            <text:h text:style-name="P2" text:outline-level="1"><text:span text:style-name="_5f_Caractères"><text:span text:style-name="T39">60</text:span></text:span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Quotient</text:span></text:h>
          </table:table-cell>
          <table:table-cell table:style-name="Tableau15.B4" office:value-type="string">
            <text:h text:style-name="_5f_Tableau_5f_Centré" text:outline-level="1"><text:span text:style-name="_5f_Caractères">30</text:span></text:h>
          </table:table-cell>
          <table:table-cell table:style-name="Tableau15.C4" office:value-type="string">
            <text:h text:style-name="_5f_Tableau_5f_Centré" text:outline-level="1"><text:span text:style-name="_5f_Caractères">25</text:span></text:h>
          </table:table-cell>
          <table:table-cell table:style-name="Tableau15.D4" office:value-type="string">
            <text:h text:style-name="_5f_Tableau_5f_Centré" text:outline-level="1"><text:span text:style-name="_5f_Caractères">10</text:span></text:h>
          </table:table-cell>
          <table:table-cell table:style-name="Tableau15.E4" office:value-type="string">
            <text:h text:style-name="_5f_Tableau_5f_Centré" text:outline-level="1"><text:span text:style-name="_5f_Caractères">15</text:span></text:h>
          </table:table-cell>
        </table:table-row>
        <table:table-row table:style-name="Tableau15.5">
          <table:table-cell table:style-name="Tableau15.A3" office:value-type="string">
            <text:h text:style-name="_5f_Tableau_5f_Centré_5f_Gras" text:outline-level="1"><text:span text:style-name="_5f_Caractères">Reste</text:span></text:h>
          </table:table-cell>
          <table:table-cell table:style-name="Tableau15.B5" office:value-type="string">
            <text:h text:style-name="_5f_Tableau_5f_Centré" text:outline-level="1"><text:span text:style-name="_5f_Caractères">7</text:span></text:h>
          </table:table-cell>
          <table:table-cell table:style-name="Tableau15.C5" office:value-type="string">
            <text:h text:style-name="_5f_Tableau_5f_Centré" text:outline-level="1"><text:span text:style-name="_5f_Caractères">11</text:span></text:h>
          </table:table-cell>
          <table:table-cell table:style-name="Tableau15.D5" office:value-type="string">
            <text:h text:style-name="P2" text:outline-level="1"><text:span text:style-name="_5f_Caractères"><text:span text:style-name="T39">6</text:span></text:span></text:h>
          </table:table-cell>
          <table:table-cell table:style-name="Tableau15.E5" office:value-type="string">
            <text:h text:style-name="_5f_Tableau_5f_Centré" text:outline-level="1"><text:span text:style-name="_5f_Caractères">7</text:span></text:h>
          </table:table-cell>
        </table:table-row>
      </table:table>
      <text:list text:continue-numbering="true" text:style-name="_5f_Numérotation_20_des_20_exercices">
        <text:list-item>
          <text:h text:style-name="P55" text:outline-level="1"><text:span text:style-name="_5f_Caractères">Dans la division euclidienne de 2 854 par 12, le quotient est 237. <text:line-break/>Sans effectuer la division, détermine son reste.</text:span></text:h>
        </text:list-item>
      </text:list>
      <text:h text:style-name="P16" text:outline-level="1"><text:span text:style-name="_5f_Caractères"><text:span text:style-name="T18">Comme</text:span></text:span><text:span text:style-name="_5f_Caractères"><text:span text:style-name="T19"> </text:span></text:span><text:span text:style-name="_5f_Caractères"><text:span text:style-name="T18">: </text:span></text:span><text:span text:style-name="_5f_Caractères"><text:span text:style-name="T13">2</text:span></text:span><text:span text:style-name="_5f_Caractères"><text:span text:style-name="T15"> </text:span></text:span><text:span text:style-name="_5f_Caractères"><text:span text:style-name="T13">854</text:span></text:span><text:span text:style-name="_5f_Caractères"><text:span text:style-name="T15"> </text:span></text:span><text:span text:style-name="_5f_Caractères"><text:span text:style-name="T26">–</text:span></text:span><text:span text:style-name="_5f_Caractères"><text:span text:style-name="T28"> </text:span></text:span><text:span text:style-name="_5f_Caractères"><text:span text:style-name="T13">12</text:span></text:span><text:span text:style-name="_5f_Caractères"><text:span text:style-name="T15"> </text:span></text:span><text:span text:style-name="_5f_Caractères"><text:span text:style-name="T13">×</text:span></text:span><text:span text:style-name="_5f_Caractères"><text:span text:style-name="T15"> </text:span></text:span><text:span text:style-name="_5f_Caractères"><text:span text:style-name="T13">237</text:span></text:span><text:span text:style-name="_5f_Caractères"><text:span text:style-name="T15"> </text:span></text:span><text:span text:style-name="_5f_Caractères"><text:span text:style-name="T13">=</text:span></text:span><text:span text:style-name="_5f_Caractères"><text:span text:style-name="T15"> </text:span></text:span><text:span text:style-name="_5f_Caractères"><text:span text:style-name="T13">10, </text:span></text:span><text:span text:style-name="_5f_Caractères"><text:span text:style-name="T29">le reste de la division euclidienne de 2 854 par 12 est 10.</text:span></text:span></text:h>
      <text:list text:continue-numbering="true" text:style-name="_5f_Numérotation_20_des_20_exercices">
        <text:list-item>
          <text:h text:style-name="P55" text:outline-level="1"><text:span text:style-name="_5f_Caractères">Romain a effectué des divisions euclidiennes. En justifiant ta réponse sans poser de division, indique si elles sont justes.</text:span></text:h>
        </text:list-item>
      </text:list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column table:style-name="Tableau6.E"/>
        <table:table-column table:style-name="Tableau6.F"/>
        <table:table-column table:style-name="Tableau6.B"/>
        <table:table-column table:style-name="Tableau6.D"/>
        <table:table-column table:style-name="Tableau6.I"/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3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F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G1" office:value-type="string">
            <text:h text:style-name="_5f_Tableau_5f_Centré_5f_Gras" text:outline-level="1"><text:span text:style-name="_5f_Caractères"><text:span text:style-name="T9">9</text:span></text:span></text:h>
          </table:table-cell>
          <table:table-cell table:style-name="Tableau6.G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table:number-columns-spanned="2" office:value-type="string">
            <text:h text:style-name="_5f_Tableau_5f_Centré" text:outline-level="1"><text:span text:style-name="_5f_Caractères"><text:s/>(...)</text:span></text:h>
          </table:table-cell>
          <table:covered-table-cell/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</table:table>
      <text:h text:style-name="P16" text:outline-level="1"><text:span text:style-name="_5f_Caractères"><text:span text:style-name="T14">Comme</text:span></text:span><text:span text:style-name="_5f_Caractères"><text:span text:style-name="T15"> </text:span></text:span><text:span text:style-name="_5f_Caractères"><text:span text:style-name="T14">: </text:span></text:span><text:span text:style-name="_5f_Caractères"><text:span text:style-name="T16">9</text:span></text:span><text:span text:style-name="_5f_Caractères"><text:span text:style-name="T15"> </text:span></text:span><text:span text:style-name="_5f_Caractères"><text:span text:style-name="T13">×</text:span></text:span><text:span text:style-name="_5f_Caractères"><text:span text:style-name="T15"> </text:span></text:span><text:span text:style-name="_5f_Caractères"><text:span text:style-name="T16">33</text:span></text:span><text:span text:style-name="_5f_Caractères"><text:span text:style-name="T15"> </text:span></text:span><text:span text:style-name="_5f_Caractères"><text:span text:style-name="T13">+</text:span></text:span><text:span text:style-name="_5f_Caractères"><text:span text:style-name="T15"> </text:span></text:span><text:span text:style-name="_5f_Caractères"><text:span text:style-name="T16">3</text:span></text:span><text:span text:style-name="_5f_Caractères"><text:span text:style-name="T15"> </text:span></text:span><text:span text:style-name="_5f_Caractères"><text:span text:style-name="T16">=</text:span></text:span><text:span text:style-name="_5f_Caractères"><text:span text:style-name="T15"> </text:span></text:span><text:span text:style-name="_5f_Caractères"><text:span text:style-name="T16">300</text:span></text:span><text:span text:style-name="_5f_Caractères"><text:span text:style-name="T13"> et </text:span></text:span><text:span text:style-name="_5f_Caractères"><text:span text:style-name="T14">que </text:span></text:span><text:span text:style-name="_5f_Caractères"><text:span text:style-name="T16">3</text:span></text:span><text:span text:style-name="_5f_Caractères"><text:span text:style-name="T15"> &lt; </text:span></text:span><text:span text:style-name="_5f_Caractères"><text:span text:style-name="T16">9, la division est juste.</text:span></text:span></text:h>
      <table:table table:name="Tableau7" table:style-name="Tableau7">
        <table:table-column table:style-name="Tableau7.A"/>
        <table:table-column table:style-name="Tableau7.B" table:number-columns-repeated="3"/>
        <table:table-column table:style-name="Tableau7.E"/>
        <table:table-column table:style-name="Tableau7.F"/>
        <table:table-column table:style-name="Tableau7.B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h text:style-name="_5f_Tableau_5f_Centré_5f_Gras" text:outline-level="1"><text:span text:style-name="_5f_Caractères"/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6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A1" office:value-type="string">
            <text:h text:style-name="P14" text:outline-level="1"/>
          </table:table-cell>
          <table:table-cell table:style-name="Tableau7.F1" office:value-type="string">
            <text:h text:style-name="P14" text:outline-level="1"/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G1" office:value-type="string">
            <text:h text:style-name="_5f_Tableau_5f_Centré_5f_Gras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7</text:span></text:h>
          </table:table-cell>
          <table:table-cell table:style-name="Tableau7.A1" office:value-type="string">
            <text:h text:style-name="_5f_Tableau_5f_Centré" text:outline-level="1"><text:span text:style-name="_5f_Caractères">0</text:span></text:h>
          </table:table-cell>
          <table:table-cell table:style-name="Tableau7.A1" office:value-type="string">
            <text:h text:style-name="_5f_Tableau_5f_Centré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</table:table-row>
      </table:table>
      <text:h text:style-name="P16" text:outline-level="1"><text:span text:style-name="_5f_Caractères"><text:span text:style-name="T14">Comme</text:span></text:span><text:span text:style-name="_5f_Caractères"><text:span text:style-name="T15"> </text:span></text:span><text:span text:style-name="_5f_Caractères"><text:span text:style-name="T17">: </text:span></text:span><text:span text:style-name="_5f_Caractères"><text:span text:style-name="T16">22</text:span></text:span><text:span text:style-name="_5f_Caractères"><text:span text:style-name="T15"> &gt; </text:span></text:span><text:span text:style-name="_5f_Caractères"><text:span text:style-name="T16">12</text:span></text:span><text:span text:style-name="_5f_Caractères"><text:span text:style-name="T20">,</text:span></text:span><text:span text:style-name="_5f_Caractères"><text:span text:style-name="T16"> la division est fausse.</text:span></text:span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/>
        <table:table-column table:style-name="Tableau8.F"/>
        <table:table-column table:style-name="Tableau8.B" table:number-columns-repeated="2"/>
        <table:table-column table:style-name="Tableau8.I"/>
        <table:table-row table:style-name="Tableau8.1">
          <table:table-cell table:style-name="Tableau8.A1" office:value-type="string">
            <text:h text:style-name="_5f_Tableau_5f_Centré_5f_Gras" text:outline-level="1"><text:span text:style-name="_5f_Caractères"/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8.A1" office:value-type="string">
            <text:h text:style-name="P14" text:outline-level="1"/>
          </table:table-cell>
          <table:table-cell table:style-name="Tableau8.F1" office:value-type="string">
            <text:h text:style-name="P14" text:outline-level="1"/>
          </table:table-cell>
          <table:table-cell table:style-name="Tableau8.G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G1" office:value-type="string">
            <text:h text:style-name="_5f_Tableau_5f_Centré_5f_Gras" text:outline-level="1"/>
          </table:table-cell>
          <table:table-cell table:style-name="Tableau8.G1" office:value-type="string">
            <text:h text:style-name="_5f_Tableau_5f_Centré_5f_Gras" text:outline-level="1"/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P52" text:outline-level="1"><text:span text:style-name="_5f_Caractères">0</text:span></text:h>
          </table:table-cell>
          <table:table-cell table:style-name="Tableau8.A1" office:value-type="string">
            <text:h text:style-name="P51" text:outline-level="1"><text:span text:style-name="_5f_Caractères">5</text:span></text:h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</table:table-row>
      </table:table>
      <text:h text:style-name="P16" text:outline-level="1"><text:span text:style-name="_5f_Caractères"><text:span text:style-name="T14">Comme</text:span></text:span><text:span text:style-name="_5f_Caractères"><text:span text:style-name="T15"> </text:span></text:span><text:span text:style-name="_5f_Caractères"><text:span text:style-name="T17">: </text:span></text:span><text:span text:style-name="_5f_Caractères"><text:span text:style-name="T13"> </text:span></text:span><text:span text:style-name="_5f_Caractères"><text:span text:style-name="T16">8</text:span></text:span><text:span text:style-name="_5f_Caractères"><text:span text:style-name="T15"> </text:span></text:span><text:span text:style-name="_5f_Caractères"><text:span text:style-name="T13">× </text:span></text:span><text:span text:style-name="_5f_Caractères"><text:span text:style-name="T16">105</text:span></text:span><text:span text:style-name="_5f_Caractères"><text:span text:style-name="T13"> + </text:span></text:span><text:span text:style-name="_5f_Caractères"><text:span text:style-name="T16">1</text:span></text:span><text:span text:style-name="_5f_Caractères"><text:span text:style-name="T15"> </text:span></text:span><text:span text:style-name="_5f_Caractères"><text:span text:style-name="T16">=</text:span></text:span><text:span text:style-name="_5f_Caractères"><text:span text:style-name="T15"> </text:span></text:span><text:span text:style-name="_5f_Caractères"><text:span text:style-name="T16">841</text:span></text:span><text:span text:style-name="_5f_Caractères"><text:span text:style-name="T13"> et q</text:span></text:span><text:span text:style-name="_5f_Caractères"><text:span text:style-name="T21">ue </text:span></text:span><text:span text:style-name="_5f_Caractères"><text:span text:style-name="T16">1 &lt;</text:span></text:span><text:span text:style-name="_5f_Caractères"><text:span text:style-name="T15"> </text:span></text:span><text:span text:style-name="_5f_Caractères"><text:span text:style-name="T16">8, la division est juste.</text:span></text:span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D"/>
        <table:table-column table:style-name="Tableau9.I"/>
        <table:table-row table:style-name="Tableau9.1">
          <table:table-cell table:style-name="Tableau9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9.A1" office:value-type="string">
            <text:h text:style-name="P53" text:outline-level="1"><text:span text:style-name="_5f_Caractères"><text:span text:style-name="T9">2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9.A1" office:value-type="string">
            <text:h text:style-name="P14" text:outline-level="1"/>
          </table:table-cell>
          <table:table-cell table:style-name="Tableau9.F1" office:value-type="string">
            <text:h text:style-name="P14" text:outline-level="1"/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7</text:span></text:span></text:h>
          </table:table-cell>
          <table:table-cell table:style-name="Tableau9.G1" office:value-type="string">
            <text:h text:style-name="P14" text:outline-level="1"/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1</text:span></text:h>
          </table:table-cell>
          <table:table-cell table:style-name="Tableau9.A1" office:value-type="string">
            <text:h text:style-name="_5f_Tableau_5f_Centré" text:outline-level="1"><text:span text:style-name="_5f_Caractères">4</text:span></text:h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</table:table-row>
      </table:table>
      <text:h text:style-name="P16" text:outline-level="1"><text:span text:style-name="_5f_Caractères"><text:span text:style-name="T14">Comme</text:span></text:span><text:span text:style-name="_5f_Caractères"><text:span text:style-name="T15"> </text:span></text:span><text:span text:style-name="_5f_Caractères"><text:span text:style-name="T17">:</text:span></text:span><text:span text:style-name="_5f_Caractères"><text:span text:style-name="T13">  </text:span></text:span><text:span text:style-name="_5f_Caractères"><text:span text:style-name="T22">27</text:span></text:span><text:span text:style-name="_5f_Caractères"><text:span text:style-name="T15"> </text:span></text:span><text:span text:style-name="_5f_Caractères"><text:span text:style-name="T13">× </text:span></text:span><text:span text:style-name="_5f_Caractères"><text:span text:style-name="T22">146</text:span></text:span><text:span text:style-name="_5f_Caractères"><text:span text:style-name="T13"> + </text:span></text:span><text:span text:style-name="_5f_Caractères"><text:span text:style-name="T22">6</text:span></text:span><text:span text:style-name="_5f_Caractères"><text:span text:style-name="T15"> </text:span></text:span><text:span text:style-name="_5f_Caractères"><text:span text:style-name="T16">=</text:span></text:span><text:span text:style-name="_5f_Caractères"><text:span text:style-name="T15"> </text:span></text:span><text:span text:style-name="_5f_Caractères"><text:span text:style-name="T22">3 948</text:span></text:span><text:span text:style-name="_5f_Caractères"><text:span text:style-name="T15"> </text:span></text:span><text:span text:style-name="_5f_Caractères"><text:span text:style-name="T23">≠</text:span></text:span><text:span text:style-name="_5f_Caractères"><text:span text:style-name="T24"> </text:span></text:span><text:span text:style-name="_5f_Caractères"><text:span text:style-name="T25">4 218, </text:span></text:span><text:span text:style-name="_5f_Caractères"><text:span text:style-name="T16">la division est fausse.</text:span></text:span></text:h>
      <text:list text:continue-numbering="true" text:style-name="_5f_Numérotation_20_des_20_exercices">
        <text:list-item>
          <text:h text:style-name="P54" text:outline-level="1"><text:span text:style-name="_5f_Caractères_5f_gras">Avec une calculette</text:span></text:h>
        </text:list-item>
      </text:list>
      <text:h text:style-name="_5f_Paragraphe_5f_Exemple_5f_sans_5f_Titre" text:outline-level="1"><text:span text:style-name="_5f_Caractères">Pour calculer la division euclidienne de 152 486 par 2 548 :</text:span><text:span text:style-name="_5f_pointillés_20_gris"><text:tab/></text:span></text:h>
      <text:h text:style-name="_5f_Paragraphe_5f_Exemple_5f_sans_5f_Titre" text:outline-level="1"><text:span text:style-name="_5f_Caractères"> Je tape sur ma calculatrice : 152 486 </text:span><text:span text:style-name="_5f_Caractères_5f_correction">÷ </text:span><text:span text:style-name="_5f_Caractères">2 548 J'obtiens 59,845 3… la partie entière du quotient est donc 59, c'est le quotient de la division euclidienne.</text:span></text:h>
      <text:h text:style-name="_5f_Paragraphe_5f_Exemple_5f_sans_5f_Titre" text:outline-level="1"><text:span text:style-name="_5f_Caractères"> Je tape : « – 59 </text:span><text:span text:style-name="_5f_Caractères_5f_correction">× </text:span><text:span text:style-name="_5f_Caractères">2 548 (entrée) » j'obtiens alors le reste de la division euclidienne.</text:span></text:h>
      <text:h text:style-name="_5f_Paragraphe" text:outline-level="1"><text:span text:style-name="_5f_Caractères">Avec cette méthode, effectue  la division euclidienne de 658 125 par 1 587 : </text:span></text:h>
      <text:p text:style-name="P15"><text:span text:style-name="_5f_Caractères_5f_correction">658</text:span><text:span text:style-name="_5f_Caractères_5f_correction"><text:span text:style-name="T31"> </text:span></text:span><text:span text:style-name="_5f_Caractères_5f_correction">125</text:span><text:span text:style-name="_5f_Caractères_5f_correction"><text:span text:style-name="T31"> </text:span></text:span><text:span text:style-name="_5f_Caractères_5f_correction">=</text:span><text:span text:style-name="_5f_Caractères_5f_correction"><text:span text:style-name="T31"> </text:span></text:span><text:span text:style-name="_5f_Caractères_5f_correction">1</text:span><text:span text:style-name="_5f_Caractères_5f_correction"><text:span text:style-name="T31"> </text:span></text:span><text:span text:style-name="_5f_Caractères_5f_correction">587</text:span><text:span text:style-name="_5f_Caractères_5f_correction"><text:span text:style-name="T31"> </text:span></text:span><text:span text:style-name="_5f_Caractères_5f_correction">×</text:span><text:span text:style-name="_5f_Caractères_5f_correction"><text:span text:style-name="T31"> </text:span></text:span><text:span text:style-name="_5f_Caractères_5f_correction">414</text:span><text:span text:style-name="_5f_Caractères_5f_correction"><text:span text:style-name="T31"> </text:span></text:span><text:span text:style-name="_5f_Caractères_5f_correction">+</text:span><text:span text:style-name="_5f_Caractères_5f_correction"><text:span text:style-name="T31"> </text:span></text:span><text:span text:style-name="_5f_Caractères_5f_correction">1</text:span><text:span text:style-name="_5f_Caractères_5f_correction"><text:span text:style-name="T31"> </text:span></text:span><text:span text:style-name="_5f_Caractères_5f_correction">107</text:span></text:p>
      <text:h text:style-name="P16" text:outline-level="1"><text:span text:style-name="_5f_Caractères_5f_correction"><text:span text:style-name="T30">car<text:tab/>658</text:span></text:span><text:span text:style-name="_5f_Caractères_5f_correction"><text:span text:style-name="T31"> </text:span></text:span><text:span text:style-name="_5f_Caractères_5f_correction"><text:span text:style-name="T30">125</text:span></text:span><text:span text:style-name="_5f_Caractères_5f_correction"><text:span text:style-name="T31"> </text:span></text:span><text:span text:style-name="_5f_Caractères_5f_correction"><text:span text:style-name="T34">÷</text:span></text:span><text:span text:style-name="_5f_Caractères_5f_correction"><text:span text:style-name="T35"> </text:span></text:span><text:span text:style-name="_5f_Caractères_5f_correction"><text:span text:style-name="T31">1 587 </text:span></text:span><text:span text:style-name="_5f_Caractères_5f_correction"><text:span text:style-name="T36"></text:span></text:span><text:span text:style-name="_5f_Caractères_5f_correction"><text:span text:style-name="T37"> </text:span></text:span><text:span text:style-name="_5f_Caractères_5f_correction"><text:span text:style-name="T31">414,6</text:span></text:span><text:span text:style-name="_5f_Caractères_5f_correction"><text:span text:style-name="T30">...</text:span></text:span></text:h>
      <text:h text:style-name="P16" text:outline-level="1"><text:span text:style-name="_5f_Caractères_5f_correction"><text:span text:style-name="T30"><text:tab/>658</text:span></text:span><text:span text:style-name="_5f_Caractères_5f_correction"><text:span text:style-name="T31"> </text:span></text:span><text:span text:style-name="_5f_Caractères_5f_correction"><text:span text:style-name="T30">125</text:span></text:span><text:span text:style-name="_5f_Caractères_5f_correction"><text:span text:style-name="T31"> </text:span></text:span><text:span text:style-name="_5f_Caractères"><text:span text:style-name="T26">–</text:span></text:span><text:span text:style-name="_5f_Caractères"><text:span text:style-name="T27"> </text:span></text:span><text:span text:style-name="_5f_Caractères_5f_correction"><text:span text:style-name="T31">1 587 </text:span></text:span><text:span text:style-name="_5f_Caractères_5f_correction"><text:span text:style-name="T32">×</text:span></text:span><text:span text:style-name="_5f_Caractères_5f_correction"><text:span text:style-name="T31"> 414 </text:span></text:span><text:span text:style-name="_5f_Caractères_5f_correction"><text:span text:style-name="T33">=</text:span></text:span><text:span text:style-name="_5f_Caractères_5f_correction"><text:span text:style-name="T31"> 1 107</text:span></text:span></text:h>
      <text:p text:style-name="_5f_Paragraphe_5f_Réponse_5f_Elève"><text:span text:style-name="_5f_Caractères"><text:span text:style-name="T10">Puis</text:span></text:span><text:span text:style-name="_5f_Caractères"> de 810 127 par 2 895 :</text:span></text:p>
      <text:h text:style-name="P16" text:outline-level="1"><text:span text:style-name="_5f_Caractères_5f_correction">810</text:span><text:span text:style-name="_5f_Caractères_5f_correction"><text:span text:style-name="T31"> </text:span></text:span><text:span text:style-name="_5f_Caractères_5f_correction">127</text:span><text:span text:style-name="_5f_Caractères_5f_correction"><text:span text:style-name="T31"> </text:span></text:span><text:span text:style-name="_5f_Caractères_5f_correction">=</text:span><text:span text:style-name="_5f_Caractères_5f_correction"><text:span text:style-name="T31"> </text:span></text:span><text:span text:style-name="_5f_Caractères_5f_correction">2</text:span><text:span text:style-name="_5f_Caractères_5f_correction"><text:span text:style-name="T31"> </text:span></text:span><text:span text:style-name="_5f_Caractères_5f_correction">895</text:span><text:span text:style-name="_5f_Caractères_5f_correction"><text:span text:style-name="T31"> </text:span></text:span><text:span text:style-name="_5f_Caractères_5f_correction">×</text:span><text:span text:style-name="_5f_Caractères_5f_correction"><text:span text:style-name="T31"> </text:span></text:span><text:span text:style-name="_5f_Caractères_5f_correction">279</text:span><text:span text:style-name="_5f_Caractères_5f_correction"><text:span text:style-name="T31"> </text:span></text:span><text:span text:style-name="_5f_Caractères_5f_correction">+</text:span><text:span text:style-name="_5f_Caractères_5f_correction"><text:span text:style-name="T31"> </text:span></text:span><text:span text:style-name="_5f_Caractères_5f_correction">2</text:span><text:span text:style-name="_5f_Caractères_5f_correction"><text:span text:style-name="T31"> </text:span></text:span><text:span text:style-name="_5f_Caractères_5f_correction">422</text:span></text:h>
      <text:h text:style-name="P16" text:outline-level="1"><text:span text:style-name="_5f_Caractères_5f_correction"><text:span text:style-name="T30">car<text:tab/></text:span></text:span><text:span text:style-name="_5f_Caractères_5f_correction">810</text:span><text:span text:style-name="_5f_Caractères_5f_correction"><text:span text:style-name="T31"> </text:span></text:span><text:span text:style-name="_5f_Caractères_5f_correction">127</text:span><text:span text:style-name="_5f_Caractères_5f_correction"><text:span text:style-name="T31"> </text:span></text:span><text:span text:style-name="_5f_Caractères_5f_correction"><text:span text:style-name="T34">÷</text:span></text:span><text:span text:style-name="_5f_Caractères_5f_correction"><text:span text:style-name="T35"> </text:span></text:span><text:span text:style-name="_5f_Caractères_5f_correction">2</text:span><text:span text:style-name="_5f_Caractères_5f_correction"><text:span text:style-name="T31"> </text:span></text:span><text:span text:style-name="_5f_Caractères_5f_correction">895</text:span><text:span text:style-name="_5f_Caractères_5f_correction"><text:span text:style-name="T31"> </text:span></text:span><text:span text:style-name="_5f_Caractères_5f_correction"><text:span text:style-name="T36"></text:span></text:span><text:span text:style-name="_5f_Caractères_5f_correction"><text:span text:style-name="T37"> </text:span></text:span><text:span text:style-name="_5f_Caractères_5f_correction">279</text:span><text:span text:style-name="_5f_Caractères_5f_correction"><text:span text:style-name="T30">,8...</text:span></text:span></text:h>
      <text:h text:style-name="P16" text:outline-level="1"><text:span text:style-name="_5f_Caractères_5f_correction"><text:span text:style-name="T30"><text:tab/></text:span></text:span><text:span text:style-name="_5f_Caractères_5f_correction">810</text:span><text:span text:style-name="_5f_Caractères_5f_correction"><text:span text:style-name="T31"> </text:span></text:span><text:span text:style-name="_5f_Caractères_5f_correction">127</text:span><text:span text:style-name="_5f_Caractères_5f_correction"><text:span text:style-name="T31"> </text:span></text:span><text:span text:style-name="_5f_Caractères"><text:span text:style-name="T26">–</text:span></text:span><text:span text:style-name="_5f_Caractères"><text:span text:style-name="T27">  </text:span></text:span><text:span text:style-name="_5f_Caractères_5f_correction">2</text:span><text:span text:style-name="_5f_Caractères_5f_correction"><text:span text:style-name="T31"> </text:span></text:span><text:span text:style-name="_5f_Caractères_5f_correction">895</text:span><text:span text:style-name="_5f_Caractères_5f_correction"><text:span text:style-name="T31"> </text:span></text:span><text:span text:style-name="_5f_Caractères_5f_correction">×</text:span><text:span text:style-name="_5f_Caractères_5f_correction"><text:span text:style-name="T31"> </text:span></text:span><text:span text:style-name="_5f_Caractères_5f_correction">279</text:span><text:span text:style-name="_5f_Caractères_5f_correction"><text:span text:style-name="T31"> </text:span></text:span><text:span text:style-name="_5f_Caractères_5f_correction"><text:span text:style-name="T33">=</text:span></text:span><text:span text:style-name="_5f_Caractères_5f_correction"><text:span text:style-name="T31"> </text:span></text:span><text:span text:style-name="_5f_Caractères_5f_correction">2</text:span><text:span text:style-name="_5f_Caractères_5f_correction"><text:span text:style-name="T31"> </text:span></text:span><text:span text:style-name="_5f_Caractères_5f_correction">422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ivision euclidienne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ivision euclidienn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11:02:21.535000000</dc:date>
    <meta:editing-duration>PT7H24M14S</meta:editing-duration>
    <meta:editing-cycles>122</meta:editing-cycles>
    <meta:document-statistic meta:table-count="10" meta:image-count="0" meta:object-count="0" meta:page-count="1" meta:paragraph-count="224" meta:word-count="590" meta:character-count="2449" meta:non-whitespace-character-count="2017"/>
    <meta:template xlink:type="simple" xlink:actuate="onRequest" xlink:title="Modele_Cahier" xlink:href="../../../../../../Modele_Cahier.ott" meta:date="2024-03-02T09:46:07.205140257"/>
  </office:meta>
</office:document-meta>
</file>